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381cm" draw:marker-start-center="false" draw:marker-end-width="0.381cm" draw:marker-end-center="false" draw:fill="solid" draw:fill-color="#00b8ff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394cm" svg:height="0.401cm" svg:x="10.679cm" svg:y="14.937cm" draw:kind="arc" draw:start-angle="90.34" draw:end-angle="270.62">
            <text:p/>
          </draw:ellipse>
          <draw:line draw:style-name="gr1" draw:text-style-name="P1" draw:layer="layout" svg:x1="10.875cm" svg:y1="14.937cm" svg:x2="11.193cm" svg:y2="14.937cm">
            <text:p/>
          </draw:line>
          <draw:line draw:style-name="gr1" draw:text-style-name="P1" draw:layer="layout" svg:x1="10.88cm" svg:y1="15.337cm" svg:x2="11.198cm" svg:y2="15.3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4:35:24.143362953</meta:creation-date>
    <dc:date>2018-05-12T14:36:21.636617361</dc:date>
    <meta:editing-duration>PT58S</meta:editing-duration>
    <meta:editing-cycles>1</meta:editing-cycles>
    <meta:document-statistic meta:object-count="4"/>
    <meta:generator>LibreOffice/6.0.0.3$MacOSX_X86_64 LibreOffice_project/64a0f66915f38c6217de274f0aa8e15618924765</meta:generator>
  </office:meta>
</office:document-meta>
</file>